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cm" fo:margin-bottom="0cm" style:contextual-spacing="false"/>
    </style:style>
    <style:style style:name="P6" style:family="paragraph" style:parent-style-name="Text_20_body" style:list-style-name="L4">
      <style:paragraph-properties fo:margin-top="0cm" fo:margin-bottom="0cm" style:contextual-spacing="false"/>
    </style:style>
    <style:style style:name="P7" style:family="paragraph" style:parent-style-name="Text_20_body" style:list-style-name="L5">
      <style:paragraph-properties fo:margin-top="0cm" fo:margin-bottom="0cm" style:contextual-spacing="false"/>
    </style:style>
    <style:style style:name="P8" style:family="paragraph" style:parent-style-name="Text_20_body" style:list-style-name="L5"/>
    <style:style style:name="P9" style:family="paragraph" style:parent-style-name="Text_20_body" style:list-style-name="L6">
      <style:paragraph-properties fo:margin-top="0cm" fo:margin-bottom="0cm" style:contextual-spacing="false"/>
    </style:style>
    <style:style style:name="P10" style:family="paragraph" style:parent-style-name="Text_20_body" style:list-style-name="L6"/>
    <style:style style:name="T1" style:family="text">
      <style:text-properties officeooo:rsid="001d5d6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<text:span text:style-name="T1">P</text:span></text:span><text:span text:style-name="Strong_20_Emphasis">olítica de copias de seguridad</text:span> <text:span text:style-name="T1">para el proyecto del videojuego Demi</text:span>:</text:p>
      <text:h text:style-name="Heading_20_3" text:outline-level="3">1. <text:span text:style-name="Strong_20_Emphasis">Frecuencia de las copias de seguridad</text:span></text:h>
      <text:list text:style-name="L1">
        <text:list-item>
          <text:p text:style-name="P1"><text:span text:style-name="Strong_20_Emphasis">Automáticas:</text:span> Configurar backups diarios o según el avance del desarrollo.</text:p>
        </text:list-item>
        <text:list-item>
          <text:p text:style-name="P2"><text:span text:style-name="Strong_20_Emphasis">Manuales:</text:span> Realizar copias antes de cambios críticos o nuevas versiones.</text:p>
        </text:list-item>
      </text:list>
      <text:h text:style-name="Heading_20_3" text:outline-level="3">2. <text:span text:style-name="Strong_20_Emphasis">Ubicación del almacenamiento</text:span></text:h>
      <text:list text:style-name="L2">
        <text:list-item>
          <text:p text:style-name="P3"><text:span text:style-name="Strong_20_Emphasis">Local:</text:span> En un disco duro externo o una unidad diferente del equipo principal.</text:p>
        </text:list-item>
        <text:list-item>
          <text:p text:style-name="P3"><text:span text:style-name="Strong_20_Emphasis">Nube:</text:span> Uso de servicios como Google Drive, OneDrive, Dropbox o servidores privados.</text:p>
        </text:list-item>
        <text:list-item>
          <text:p text:style-name="P4"><text:span text:style-name="Strong_20_Emphasis">Repositorio de control de versiones:</text:span> Uso de <text:span text:style-name="Strong_20_Emphasis">Git (GitHub</text:span><text:span text:style-name="Strong_20_Emphasis"><text:span text:style-name="T1">).</text:span></text:span></text:p>
        </text:list-item>
      </text:list>
      <text:h text:style-name="Heading_20_3" text:outline-level="3">3. <text:span text:style-name="Strong_20_Emphasis">Contenido a respaldar</text:span></text:h>
      <text:list text:style-name="L3">
        <text:list-item>
          <text:p text:style-name="P5"><text:span text:style-name="Strong_20_Emphasis">Archivos esenciales:</text:span> Carpeta <text:span text:style-name="Source_20_Text">Assets/</text:span>, <text:span text:style-name="Source_20_Text">ProjectSettings/</text:span> y <text:span text:style-name="Source_20_Text">Packages/</text:span>.</text:p>
        </text:list-item>
      </text:list>
      <text:h text:style-name="Heading_20_3" text:outline-level="3">4. <text:span text:style-name="Strong_20_Emphasis">Métodos de respaldo</text:span></text:h>
      <text:list text:style-name="L4">
        <text:list-item>
          <text:p text:style-name="P6"><text:span text:style-name="Strong_20_Emphasis">Control de versiones:</text:span> Uso de Git con <text:span text:style-name="Source_20_Text">.gitignore</text:span> bien configurado.</text:p>
        </text:list-item>
        <text:list-item>
          <text:p text:style-name="P6"><text:span text:style-name="Strong_20_Emphasis">Copias comprimidas:</text:span> Archivar versiones estables del proyecto en <text:span text:style-name="Source_20_Text">.rar</text:span>.</text:p>
        </text:list-item>
      </text:list>
      <text:h text:style-name="Heading_20_3" text:outline-level="3">5. <text:span text:style-name="Strong_20_Emphasis">Retención y rotación</text:span></text:h>
      <text:list text:style-name="L5">
        <text:list-item>
          <text:p text:style-name="P7">Mantener al menos <text:span text:style-name="Strong_20_Emphasis">las últimas 3 versiones</text:span> de respaldo.</text:p>
        </text:list-item>
        <text:list-item>
          <text:p text:style-name="P8">Establecer un período de retención <text:span text:style-name="T1">e</text:span>liminar backups de más de 6 meses).</text:p>
        </text:list-item>
      </text:list>
      <text:h text:style-name="Heading_20_3" text:outline-level="3">6. <text:span text:style-name="Strong_20_Emphasis">Pruebas y validación</text:span></text:h>
      <text:list text:style-name="L6">
        <text:list-item>
          <text:p text:style-name="P9"><text:span text:style-name="T1">Una vez a la semana</text:span> restaurar un backup para asegurarse de que los archivos no estén dañados.</text:p>
        </text:list-item>
        <text:list-item>
          <text:p text:style-name="P10">Verificar que todas las dependencias y paquetes se restauran correctamente.</text:p>
        </text:list-item>
      </text:list>
      <text:p text:style-name="Text_20_body">Esta política garantizará la seguridad del proyecto y reducirá el riesgo de pérdida de datos importante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9T22:02:43.311000000</meta:creation-date>
    <dc:date>2025-02-09T22:08:16.802000000</dc:date>
    <meta:editing-duration>PT5M33S</meta:editing-duration>
    <meta:editing-cycles>1</meta:editing-cycles>
    <meta:document-statistic meta:table-count="0" meta:image-count="0" meta:object-count="0" meta:page-count="1" meta:paragraph-count="20" meta:word-count="194" meta:character-count="1202" meta:non-whitespace-character-count="1040"/>
    <meta:generator>LibreOffice/24.8.0.3$Windows_X86_64 LibreOffice_project/0bdf1299c94fe897b119f97f3c613e9dca6be583</meta:generator>
  </office:meta>
</office:document-meta>
</file>